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style:font-name="Droid Sans" fo:font-size="13pt" officeooo:rsid="001b698e" officeooo:paragraph-rsid="001b698e" style:font-size-asian="11.3500003814697pt" style:font-size-complex="13pt"/>
    </style:style>
    <style:style style:name="P2" style:family="paragraph" style:parent-style-name="Standard">
      <style:paragraph-properties fo:text-align="justify" style:justify-single-word="false"/>
      <style:text-properties style:font-name="Droid Sans" fo:font-size="12pt" fo:font-weight="bold" officeooo:rsid="000ee7e9" officeooo:paragraph-rsid="000ee7e9" style:font-size-asian="12pt" style:font-weight-asian="bold" style:font-size-complex="12pt" style:font-weight-complex="bold"/>
    </style:style>
    <style:style style:name="P3" style:family="paragraph" style:parent-style-name="Standard">
      <style:paragraph-properties fo:text-align="justify" style:justify-single-word="false"/>
      <style:text-properties style:font-name="Droid Sans" fo:font-size="12pt" fo:font-weight="bold" officeooo:rsid="000ff567" officeooo:paragraph-rsid="000ff567"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Droid Sans" fo:font-size="12pt" fo:font-weight="bold" officeooo:rsid="0011c715" officeooo:paragraph-rsid="0011c715"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Droid Sans" fo:font-size="12pt" fo:font-weight="bold" officeooo:rsid="00181ee9" officeooo:paragraph-rsid="001b698e"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Droid Sans" fo:font-size="12pt" fo:font-weight="bold" officeooo:rsid="0026d58d" officeooo:paragraph-rsid="0026d58d"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Droid Sans" fo:font-size="12pt" officeooo:rsid="000ee7e9" officeooo:paragraph-rsid="000ee7e9" style:font-size-asian="12pt" style:font-size-complex="12pt"/>
    </style:style>
    <style:style style:name="P8" style:family="paragraph" style:parent-style-name="Standard">
      <style:paragraph-properties fo:text-align="justify" style:justify-single-word="false"/>
      <style:text-properties style:font-name="Droid Sans" fo:font-size="12pt" officeooo:rsid="0011c715" officeooo:paragraph-rsid="0011c715" style:font-size-asian="12pt" style:font-size-complex="12pt"/>
    </style:style>
    <style:style style:name="P9" style:family="paragraph" style:parent-style-name="Standard">
      <style:paragraph-properties fo:text-align="justify" style:justify-single-word="false"/>
      <style:text-properties style:font-name="Droid Sans" fo:font-size="12pt" officeooo:rsid="0021a3da" officeooo:paragraph-rsid="0021a3da" style:font-size-asian="12pt" style:font-size-complex="12pt"/>
    </style:style>
    <style:style style:name="P10" style:family="paragraph" style:parent-style-name="Standard">
      <style:paragraph-properties fo:text-align="justify" style:justify-single-word="false"/>
      <style:text-properties style:font-name="Droid Sans" fo:font-size="12pt" officeooo:rsid="001b502e" officeooo:paragraph-rsid="001b502e" style:font-size-asian="12pt" style:font-size-complex="12pt"/>
    </style:style>
    <style:style style:name="P11" style:family="paragraph" style:parent-style-name="Standard">
      <style:paragraph-properties fo:text-align="justify" style:justify-single-word="false"/>
      <style:text-properties style:font-name="Droid Sans" fo:font-size="12pt" officeooo:rsid="001b502e" officeooo:paragraph-rsid="001b698e" style:font-size-asian="12pt" style:font-size-complex="12pt"/>
    </style:style>
    <style:style style:name="P12" style:family="paragraph" style:parent-style-name="Standard">
      <style:paragraph-properties fo:text-align="justify" style:justify-single-word="false"/>
      <style:text-properties style:font-name="Droid Sans" fo:font-size="12pt" officeooo:rsid="001b502e" officeooo:paragraph-rsid="00257ddf" style:font-size-asian="12pt" style:font-size-complex="12pt"/>
    </style:style>
    <style:style style:name="P13" style:family="paragraph" style:parent-style-name="Standard">
      <style:paragraph-properties fo:text-align="justify" style:justify-single-word="false"/>
      <style:text-properties style:font-name="Droid Sans" fo:font-size="12pt" officeooo:rsid="001b502e" officeooo:paragraph-rsid="00181ee9" style:font-size-asian="12pt" style:font-size-complex="12pt"/>
    </style:style>
    <style:style style:name="P14" style:family="paragraph" style:parent-style-name="Standard">
      <style:paragraph-properties fo:text-align="justify" style:justify-single-word="false"/>
      <style:text-properties style:font-name="Droid Sans" fo:font-size="12pt" officeooo:rsid="001b698e" officeooo:paragraph-rsid="001b698e" style:font-size-asian="12pt" style:font-size-complex="12pt"/>
    </style:style>
    <style:style style:name="P15" style:family="paragraph" style:parent-style-name="Standard">
      <style:paragraph-properties fo:text-align="justify" style:justify-single-word="false"/>
      <style:text-properties style:font-name="Droid Sans" fo:font-size="12pt" officeooo:rsid="00181ee9" officeooo:paragraph-rsid="001b698e" style:font-size-asian="12pt" style:font-size-complex="12pt"/>
    </style:style>
    <style:style style:name="P16" style:family="paragraph" style:parent-style-name="Standard">
      <style:paragraph-properties fo:text-align="justify" style:justify-single-word="false"/>
      <style:text-properties style:font-name="Droid Sans" fo:font-size="12pt" officeooo:rsid="00181ee9" officeooo:paragraph-rsid="00181ee9" style:font-size-asian="12pt" style:font-size-complex="12pt"/>
    </style:style>
    <style:style style:name="P17" style:family="paragraph" style:parent-style-name="Standard">
      <style:paragraph-properties fo:text-align="justify" style:justify-single-word="false"/>
      <style:text-properties style:font-name="Droid Sans" fo:font-size="12pt" officeooo:rsid="00181ee9" officeooo:paragraph-rsid="002ac7d7" style:font-size-asian="12pt" style:font-size-complex="12pt"/>
    </style:style>
    <style:style style:name="P18" style:family="paragraph" style:parent-style-name="Standard">
      <style:paragraph-properties fo:text-align="justify" style:justify-single-word="false"/>
      <style:text-properties style:font-name="Droid Sans" fo:font-size="12pt" officeooo:rsid="001974c5" officeooo:paragraph-rsid="001974c5" style:font-size-asian="12pt" style:font-size-complex="12pt"/>
    </style:style>
    <style:style style:name="P19" style:family="paragraph" style:parent-style-name="Standard">
      <style:paragraph-properties fo:text-align="justify" style:justify-single-word="false"/>
      <style:text-properties style:font-name="Droid Sans" fo:font-size="12pt" fo:font-weight="normal" officeooo:rsid="0026d58d" officeooo:paragraph-rsid="0026d58d"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Droid Sans" fo:font-size="12pt" fo:font-weight="normal" officeooo:rsid="002c860f" officeooo:paragraph-rsid="002c860f" style:font-size-asian="12pt" style:font-weight-asian="normal" style:font-size-complex="12pt" style:font-weight-complex="normal"/>
    </style:style>
    <style:style style:name="P21" style:family="paragraph" style:parent-style-name="Header">
      <style:text-properties style:font-name="Droid Sans" fo:font-size="13pt" fo:font-weight="bold" officeooo:rsid="001b698e" officeooo:paragraph-rsid="001b698e" style:font-size-asian="13pt" style:font-weight-asian="bold" style:font-size-complex="13pt" style:font-weight-complex="bold"/>
    </style:style>
    <style:style style:name="T1" style:family="text">
      <style:text-properties fo:font-size="15pt" fo:font-weight="bold" style:font-size-asian="15pt" style:font-weight-asian="bold" style:font-size-complex="15pt" style:font-weight-complex="bold"/>
    </style:style>
    <style:style style:name="T2" style:family="text">
      <style:text-properties officeooo:rsid="000ff567"/>
    </style:style>
    <style:style style:name="T3" style:family="text">
      <style:text-properties officeooo:rsid="0011c715"/>
    </style:style>
    <style:style style:name="T4" style:family="text">
      <style:text-properties officeooo:rsid="00120e44"/>
    </style:style>
    <style:style style:name="T5" style:family="text">
      <style:text-properties officeooo:rsid="0016342a"/>
    </style:style>
    <style:style style:name="T6" style:family="text">
      <style:text-properties officeooo:rsid="001974c5"/>
    </style:style>
    <style:style style:name="T7" style:family="text">
      <style:text-properties officeooo:rsid="001b502e"/>
    </style:style>
    <style:style style:name="T8" style:family="text">
      <style:text-properties officeooo:rsid="001b698e"/>
    </style:style>
    <style:style style:name="T9" style:family="text">
      <style:text-properties fo:font-weight="bold" style:font-weight-asian="bold" style:font-weight-complex="bold"/>
    </style:style>
    <style:style style:name="T10" style:family="text">
      <style:text-properties fo:font-weight="bold" officeooo:rsid="001c04ce" style:font-weight-asian="bold" style:font-weight-complex="bold"/>
    </style:style>
    <style:style style:name="T11" style:family="text">
      <style:text-properties fo:font-weight="bold" style:font-size-asian="13pt" style:font-weight-asian="bold" style:font-weight-complex="bold"/>
    </style:style>
    <style:style style:name="T12" style:family="text">
      <style:text-properties officeooo:rsid="0021602d"/>
    </style:style>
    <style:style style:name="T13" style:family="text">
      <style:text-properties officeooo:rsid="0021a3da"/>
    </style:style>
    <style:style style:name="T14" style:family="text">
      <style:text-properties officeooo:rsid="00257ddf"/>
    </style:style>
    <style:style style:name="T15" style:family="text">
      <style:text-properties officeooo:rsid="0028051a"/>
    </style:style>
    <style:style style:name="T16" style:family="text">
      <style:text-properties officeooo:rsid="002a0ba9"/>
    </style:style>
    <style:style style:name="T17"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blems with the <text:span text:style-name="T3">current</text:span> <text:span text:style-name="T13">Approach</text:span>: </text:p>
      <text:p text:style-name="P7"/>
      <text:p text:style-name="P7">1) <text:span text:style-name="T12">In a very high level, for ordering the top 10 popular users with most answers, t</text:span>he <text:span text:style-name="T12">current sorting mechanism requires iterating through all the entries of hashmap to find the top most popular user and the same step is repeated 10 times for finding other 10 users by removing current popular user. The entire process is repeated again for printining another list. Thats 20 traversal of entire user Map. </text:span></text:p>
      <text:p text:style-name="P7"/>
      <text:p text:style-name="P7">2) Calculating <text:span text:style-name="T14">the</text:span> users with most accepted answers and most answers is <text:span text:style-name="T3">done in </text:span>O(n<text:span text:style-name="T14">^2</text:span>) <text:span text:style-name="T3">time complexity, where n is the number of posts. </text:span></text:p>
      <text:p text:style-name="P7"/>
      <text:p text:style-name="P7">3) <text:span text:style-name="T2">DataStructure(HashMap) defined for Post is traversed twice . It will have significant impact for very large data sets.</text:span></text:p>
      <text:p text:style-name="P8"/>
      <text:p text:style-name="P8">Time Complexity : O(n<text:span text:style-name="T14">^2</text:span>). </text:p>
      <text:p text:style-name="P8">We could use TreeMap or collections.sort by writing Java comparators but the complexity would still be O(nlogn) for sorting. In TreeMap every insertion is extra O(logn) so insertion/<text:span text:style-name="T13">udate</text:span> is O(nlogn). <text:span text:style-name="T5">Clearly those are not ideal for very large data sets.</text:span></text:p>
      <text:p text:style-name="P8"/>
      <text:p text:style-name="P3">How it is addressed?</text:p>
      <text:p text:style-name="P3"/>
      <text:p text:style-name="P7"><text:span text:style-name="T9">MostPopularCache</text:span> –<text:span text:style-name="T2">Two custom Caches (modified LRU Cache) to save user Ids and count (one for accepeted answers and another for most answers). It saves top 10 users with most count. Order is prevered based on their count. In the sense, the user with most count is the head of the cache and the user with the least count is the tail of the cache. The cache is internaly sorted everytime a users' answer count is increased. Implementation details are dicussed below. </text:span></text:p>
      <text:p text:style-name="P9">Sorting is done on the fly with only 10 elements. <text:span text:style-name="T2">Post Hashmap is travered only once. </text:span>No other hashmap is traversed.</text:p>
      <text:p text:style-name="P9"/>
      <text:p text:style-name="P8">Total Time Complexity : O(nk) where n is the number of posts and k is the size of the cache. K is constant 10 for us so, O(n)</text:p>
      <text:p text:style-name="P7"/>
      <text:p text:style-name="P4">How it is scalable?</text:p>
      <text:p text:style-name="P4"/>
      <text:p text:style-name="P8">With my approach, the whole data can be divided into chunks. Say we can find the top 10 <text:span text:style-name="T4">from first 2 GB of data and continue this process for k chunks followed by k-way merge of caches using heap or similair structure. We can then parallelize to make it faster. </text:span></text:p>
      <text:p text:style-name="P8"/>
      <text:p text:style-name="P10"><text:span text:style-name="T10">Solution </text:span><text:span text:style-name="T9">High Level Steps:</text:span></text:p>
      <text:p text:style-name="P10"/>
      <text:p text:style-name="P10">1) Read the <text:span text:style-name="T14">'</text:span>users.xml<text:span text:style-name="T14">'</text:span> and save userId and Display name as key value pair in Hashmap (dictionary in my implementation)</text:p>
      <text:p text:style-name="P10"/>
      <text:p text:style-name="P10">2) Read the posts xml and save postId and Post object &lt;ownerId,Type,AcceptedId&gt; as key value pair in hashmap (posts)</text:p>
      <text:p text:style-name="P10"/>
      <text:p text:style-name="P10">3) Parse the posts hashmap and save the userId and Answers object &lt;acceptedCount, <text:soft-page-break/>answeredCount&gt; as <text:span text:style-name="T8">Key value pair in </text:span>hashmap (answers)</text:p>
      <text:p text:style-name="P14"/>
      <text:p text:style-name="P14">4) Create two new <text:span text:style-name="T16">MostPopularCache caches</text:span>. <text:span text:style-name="T14">'</text:span>answerCache<text:span text:style-name="T14">'</text:span> and <text:span text:style-name="T14">'</text:span>acceptedCache<text:span text:style-name="T14">'</text:span> to store top 10 most popular users with more answers and more accepted answers respetively.</text:p>
      <text:p text:style-name="P11"/>
      <text:p text:style-name="P12">4) <text:span text:style-name="T8">For post type 2, add the current details like userId, answered count (increment current by 1) and display name and put it into 'answers' map and add to the answerCache. The answerCache determines the whether the user is popular enough to be added to the cache.</text:span></text:p>
      <text:p text:style-name="P11"/>
      <text:p text:style-name="P14">5) <text:s/>For post type 1, extract the required information from the <text:span text:style-name="T14">answer </text:span>post <text:span text:style-name="T14">Id</text:span> and add corresponding userId, <text:span text:style-name="T14">accepted</text:span> count <text:span text:style-name="T14">(increase current by 1)</text:span> and display name, <text:span text:style-name="T14">put it into 'answers' map and add to the</text:span> acceptedCache. The acceptedCache determines whether user can be added to the cache or not.</text:p>
      <text:p text:style-name="P14"/>
      <text:p text:style-name="P14">6) Once all the posts are read from the hashmap, print the Cache elements.</text:p>
      <text:p text:style-name="P15"/>
      <text:p text:style-name="P5">Implementation Details <text:span text:style-name="T6">and Rationale</text:span>:</text:p>
      <text:p text:style-name="P16"/>
      <text:p text:style-name="P17">MostPopularCache – <text:s/>MostPopularCache is a a doubly Linked list <text:span text:style-name="T6">which contains the cache elements (in our case the most popular users) in the node</text:span>. <text:span text:style-name="T6">The Double Linked list node contains Display Name, User Id and User's count as User Object. This object gives us the state of the user at any given time. Additionally </text:span>cache is stored as Key, value pair in hashmap to enable constant access time <text:span text:style-name="T6">(to check if a user is popular or not)</text:span>. The Key is User Object (equals and HasCode method is overridden to use Id as hash value) and value is Double Linked List Node. Double Linked list gives us the flexibility to check and remove the least popular among 10 users in constant time if we have new popular user. </text:p>
      <text:p text:style-name="P16"/>
      <text:p text:style-name="P18">Another possibil<text:span text:style-name="T7">e</text:span> Data Struutre for this analysis would be to use – Binary <text:s/>Max Heap/Priority Queue. But removing the least popular is costly as we have to find the user with smallest count from all of its children. Though we can make it efficient to suit our current requirement but there will be some trade-offs. </text:p>
      <text:p text:style-name="P18"/>
      <text:p text:style-name="P6">For the Future : </text:p>
      <text:p text:style-name="P13"/>
      <text:p text:style-name="P19">1) We can work on the space complexity. Is there any other better way to save Posts and User data other than HashMap?</text:p>
      <text:p text:style-name="P19"/>
      <text:p text:style-name="P19">2) Can we use Trie? Trie is not faster than Hashmap but most traversed path are cached so, say in our case, the most answered /accepted users <text:span text:style-name="T15">in real stack overflow site are the users who are founding members and there is a great chance that their user Ids all start with something like 000123. So to find the most answered or accepted users wil</text:span> <text:span text:style-name="T15">be frequently traversing 000 path. So using trie might speed up.</text:span></text:p>
      <text:p text:style-name="P19"/>
      <text:p text:style-name="P20">3) Complete k way merge sorting of k small chunks of Posts and User data for a given RAM constraints. Paralleize the pro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Droid Sans" fo:font-size="13pt" officeooo:rsid="001b698e" officeooo:paragraph-rsid="001b698e" style:font-size-asian="11.3500003814697pt" style:font-size-complex="13pt"/>
    </style:style>
    <style:style style:name="MP2" style:family="paragraph" style:parent-style-name="Header">
      <style:text-properties style:font-name="Droid Sans" fo:font-size="13pt" fo:font-weight="bold" officeooo:rsid="001b698e" officeooo:paragraph-rsid="001b698e" style:font-size-asian="13pt" style:font-weight-asian="bold" style:font-size-complex="13pt" style:font-weight-complex="bold"/>
    </style:style>
    <style:style style:name="MT1" style:family="text">
      <style:text-properties fo:font-weight="bold" style:font-size-asian="13p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tab/><text:span text:style-name="MT1">StackOverFlow Data Analysis</text:span></text:p>
        <text:p text:style-name="MP2"><text:tab/>Anandan Arumuga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9T10:28:12.183689897</meta:creation-date>
    <dc:date>2016-10-10T02:35:10.577377750</dc:date>
    <meta:editing-duration>PT15H10M12S</meta:editing-duration>
    <meta:editing-cycles>19</meta:editing-cycles>
    <meta:generator>LibreOffice/4.2.8.2$Linux_X86_64 LibreOffice_project/420m0$Build-2</meta:generator>
    <meta:document-statistic meta:table-count="0" meta:image-count="0" meta:object-count="0" meta:page-count="2" meta:paragraph-count="29" meta:word-count="864" meta:character-count="4948" meta:non-whitespace-character-count="4097"/>
  </office:meta>
</office:document-meta>
</file>